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Default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elementalist_class_5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1:42:43.1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6T11:45:33.951000000</dc:date>
    <meta:editing-cycles>103</meta:editing-cycles>
    <meta:editing-duration>PT8H51M18S</meta:editing-duration>
    <meta:document-statistic meta:table-count="1" meta:cell-count="1947" meta:object-count="0"/>
  </office:meta>
</office:document-meta>
</file>